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ubtitle">
      <style:text-properties fo:font-size="12pt" officeooo:paragraph-rsid="00225a5c" style:font-size-asian="12pt" style:font-size-complex="12pt"/>
    </style:style>
    <style:style style:name="P2" style:family="paragraph" style:parent-style-name="Title">
      <style:text-properties style:font-name="Liberation Serif" fo:font-size="22pt" fo:language="en" fo:country="GB" officeooo:paragraph-rsid="00225a5c" style:font-size-asian="22pt" style:font-size-complex="22pt"/>
    </style:style>
    <style:style style:name="P3" style:family="paragraph" style:parent-style-name="Subtitle">
      <style:paragraph-properties fo:margin-top="0cm" fo:margin-bottom="0cm" style:contextual-spacing="false" fo:text-align="center" style:justify-single-word="false"/>
      <style:text-properties style:font-name="Liberation Serif" fo:font-size="14pt" fo:language="en" fo:country="GB" officeooo:paragraph-rsid="00225a5c" style:font-size-asian="14pt" style:font-size-complex="14pt"/>
    </style:style>
    <style:style style:name="P4" style:family="paragraph" style:parent-style-name="Subtitle">
      <style:paragraph-properties fo:margin-top="0cm" fo:margin-bottom="0cm" style:contextual-spacing="false" fo:text-align="center" style:justify-single-word="false"/>
      <style:text-properties style:font-name="Liberation Serif" fo:font-size="12pt" fo:language="en" fo:country="GB" officeooo:paragraph-rsid="00225a5c" style:font-size-asian="12pt" style:font-size-complex="12pt"/>
    </style:style>
    <style:style style:name="P5" style:family="paragraph" style:parent-style-name="Subtitle">
      <style:text-properties style:font-name="Liberation Serif" fo:font-size="12pt" fo:language="en" fo:country="GB" officeooo:paragraph-rsid="00225a5c" style:font-size-asian="12pt" style:font-size-complex="12pt"/>
    </style:style>
    <style:style style:name="P6" style:family="paragraph" style:parent-style-name="Text_20_body">
      <style:text-properties style:font-name="Liberation Serif" fo:font-size="12pt" officeooo:paragraph-rsid="00225a5c" style:font-size-asian="12pt" style:font-size-complex="12pt"/>
    </style:style>
    <style:style style:name="P7" style:family="paragraph" style:parent-style-name="Text_20_body">
      <style:paragraph-properties fo:margin-top="0cm" fo:margin-bottom="0cm" style:contextual-spacing="false"/>
      <style:text-properties style:font-name="Liberation Serif"/>
    </style:style>
    <style:style style:name="P8" style:family="paragraph" style:parent-style-name="Heading_20_1">
      <style:paragraph-properties fo:text-align="center" style:justify-single-word="false"/>
      <style:text-properties style:font-name="Liberation Serif" fo:font-size="16pt" fo:language="en" fo:country="GB" officeooo:paragraph-rsid="00225a5c" style:font-size-asian="16pt" style:font-size-complex="16pt"/>
    </style:style>
    <style:style style:name="P9" style:family="paragraph" style:parent-style-name="Heading_20_1">
      <style:text-properties style:font-name="Liberation Serif" fo:language="en" fo:country="GB" officeooo:paragraph-rsid="00225a5c"/>
    </style:style>
    <style:style style:name="P10" style:family="paragraph" style:parent-style-name="Heading_20_2">
      <style:text-properties style:font-name="Liberation Serif" fo:font-size="14pt" fo:language="en" fo:country="GB" officeooo:paragraph-rsid="00225a5c" style:font-size-asian="14pt" style:font-size-complex="14pt"/>
    </style:style>
    <style:style style:name="P11" style:family="paragraph" style:parent-style-name="Heading_20_2">
      <style:text-properties style:font-name="Liberation Serif"/>
    </style:style>
    <style:style style:name="P12" style:family="paragraph" style:parent-style-name="Heading_20_2">
      <style:text-properties style:font-name="Liberation Serif" officeooo:paragraph-rsid="00c748c8"/>
    </style:style>
    <style:style style:name="P13" style:family="paragraph" style:parent-style-name="Heading_20_3">
      <style:text-properties style:font-name="Liberation Serif" fo:language="en" fo:country="GB" officeooo:paragraph-rsid="004ac391"/>
    </style:style>
    <style:style style:name="P14" style:family="paragraph" style:parent-style-name="Heading_20_3">
      <style:text-properties style:font-name="Liberation Serif"/>
    </style:style>
    <style:style style:name="P15" style:family="paragraph" style:parent-style-name="Text_20_body" style:list-style-name="L1">
      <style:text-properties style:font-name="Liberation Serif" fo:language="en" fo:country="GB"/>
    </style:style>
    <style:style style:name="P16" style:family="paragraph" style:parent-style-name="Text_20_body" style:list-style-name="L1">
      <style:text-properties style:font-name="Liberation Serif" fo:language="en" fo:country="GB" officeooo:paragraph-rsid="00382f12"/>
    </style:style>
    <style:style style:name="P17" style:family="paragraph" style:parent-style-name="Text_20_body" style:list-style-name="L1">
      <style:text-properties style:font-name="Liberation Serif" fo:language="en" fo:country="GB" officeooo:paragraph-rsid="00381e87"/>
    </style:style>
    <style:style style:name="P18" style:family="paragraph" style:parent-style-name="Text_20_body" style:list-style-name="L1">
      <style:text-properties style:font-name="Liberation Serif" fo:language="en" fo:country="GB" officeooo:rsid="003b372f" officeooo:paragraph-rsid="003b372f"/>
    </style:style>
    <style:style style:name="P19" style:family="paragraph" style:parent-style-name="Text_20_body" style:list-style-name="L1">
      <style:text-properties style:font-name="Liberation Serif" fo:language="en" fo:country="GB" officeooo:rsid="003c440f" officeooo:paragraph-rsid="003c440f"/>
    </style:style>
    <style:style style:name="P20" style:family="paragraph" style:parent-style-name="Text_20_body" style:list-style-name="L1">
      <style:text-properties style:font-name="Liberation Serif" fo:language="en" fo:country="GB" officeooo:rsid="0041105f" officeooo:paragraph-rsid="0041105f"/>
    </style:style>
    <style:style style:name="P21" style:family="paragraph" style:parent-style-name="Text_20_body" style:list-style-name="L1">
      <style:text-properties style:font-name="Liberation Serif" officeooo:paragraph-rsid="004ac391"/>
    </style:style>
    <style:style style:name="P22" style:family="paragraph" style:parent-style-name="Text_20_body" style:list-style-name="L2">
      <style:text-properties style:font-name="Liberation Serif"/>
    </style:style>
    <style:style style:name="P23" style:family="paragraph" style:parent-style-name="Text_20_body" style:list-style-name="L2">
      <style:text-properties style:font-name="Liberation Serif" officeooo:rsid="0057709a" officeooo:paragraph-rsid="00591ec0"/>
    </style:style>
    <style:style style:name="P24" style:family="paragraph" style:parent-style-name="Text_20_body" style:list-style-name="L2">
      <style:text-properties style:font-name="Liberation Serif" officeooo:rsid="00c8b6c8" officeooo:paragraph-rsid="00c8b6c8"/>
    </style:style>
    <style:style style:name="P25" style:family="paragraph" style:parent-style-name="Text_20_body" style:list-style-name="L2">
      <style:text-properties style:font-name="Liberation Serif" officeooo:rsid="0065d757" officeooo:paragraph-rsid="006aa27b"/>
    </style:style>
    <style:style style:name="P26" style:family="paragraph" style:parent-style-name="Text_20_body" style:list-style-name="L3">
      <style:text-properties style:font-name="Liberation Serif"/>
    </style:style>
    <style:style style:name="P27" style:family="paragraph" style:parent-style-name="Text_20_body" style:list-style-name="L3">
      <style:text-properties style:font-name="Liberation Serif" officeooo:paragraph-rsid="007335c5"/>
    </style:style>
    <style:style style:name="P28" style:family="paragraph" style:parent-style-name="Text_20_body" style:list-style-name="L3">
      <style:text-properties style:font-name="Liberation Serif" officeooo:paragraph-rsid="00832bb4"/>
    </style:style>
    <style:style style:name="P29" style:family="paragraph" style:parent-style-name="Text_20_body" style:list-style-name="L3">
      <style:text-properties style:font-name="Liberation Serif" officeooo:paragraph-rsid="008804a5"/>
    </style:style>
    <style:style style:name="P30" style:family="paragraph" style:parent-style-name="Text_20_body" style:list-style-name="L3">
      <style:text-properties style:font-name="Liberation Serif" officeooo:paragraph-rsid="0092e27d"/>
    </style:style>
    <style:style style:name="P31" style:family="paragraph" style:parent-style-name="Text_20_body" style:list-style-name="L3">
      <style:paragraph-properties style:writing-mode="lr-tb"/>
      <style:text-properties style:font-name="Liberation Serif" officeooo:rsid="00ca62d8" officeooo:paragraph-rsid="00ca62d8"/>
    </style:style>
    <style:style style:name="P32" style:family="paragraph" style:parent-style-name="Text_20_body" style:list-style-name="L3">
      <style:text-properties style:font-name="Liberation Serif" officeooo:rsid="007f46a4" officeooo:paragraph-rsid="007f46a4"/>
    </style:style>
    <style:style style:name="P33" style:family="paragraph" style:parent-style-name="Text_20_body" style:list-style-name="L3">
      <style:text-properties style:font-name="Liberation Serif" officeooo:rsid="0092e27d" officeooo:paragraph-rsid="0092e27d"/>
    </style:style>
    <style:style style:name="P34" style:family="paragraph" style:parent-style-name="Text_20_body" style:list-style-name="L3">
      <style:text-properties style:font-name="Liberation Serif" officeooo:rsid="0094aa97" officeooo:paragraph-rsid="0094aa97"/>
    </style:style>
    <style:style style:name="P35" style:family="paragraph" style:parent-style-name="Text_20_body" style:list-style-name="L4">
      <style:text-properties style:font-name="Liberation Serif"/>
    </style:style>
    <style:style style:name="P36" style:family="paragraph" style:parent-style-name="Text_20_body" style:list-style-name="L4">
      <style:text-properties style:font-name="Liberation Serif" officeooo:rsid="00caf567" officeooo:paragraph-rsid="00caf567"/>
    </style:style>
    <style:style style:name="P37" style:family="paragraph" style:parent-style-name="Text_20_body" style:list-style-name="L5">
      <style:text-properties style:font-name="Liberation Serif" officeooo:rsid="00c06b01" officeooo:paragraph-rsid="00c06b01"/>
    </style:style>
    <style:style style:name="P38" style:family="paragraph" style:parent-style-name="Text_20_body" style:list-style-name="L5">
      <style:text-properties style:font-name="Liberation Serif" officeooo:rsid="009baa95" officeooo:paragraph-rsid="009baa95"/>
    </style:style>
    <style:style style:name="P39" style:family="paragraph" style:parent-style-name="Text_20_body" style:list-style-name="L5">
      <style:text-properties style:font-name="Liberation Serif" officeooo:rsid="00a6a00d" officeooo:paragraph-rsid="00cecb12"/>
    </style:style>
    <style:style style:name="P40" style:family="paragraph" style:parent-style-name="Text_20_body" style:list-style-name="L5">
      <style:text-properties style:font-name="Liberation Serif" officeooo:rsid="009d4632" officeooo:paragraph-rsid="009d4632"/>
    </style:style>
    <style:style style:name="P41" style:family="paragraph" style:parent-style-name="Text_20_body" style:list-style-name="L5">
      <style:text-properties style:font-name="Liberation Serif" officeooo:rsid="00a050aa" officeooo:paragraph-rsid="00a050aa"/>
    </style:style>
    <style:style style:name="P42" style:family="paragraph" style:parent-style-name="Text_20_body" style:list-style-name="L6">
      <style:text-properties style:font-name="Liberation Serif" officeooo:rsid="00a050aa" officeooo:paragraph-rsid="00a050aa"/>
    </style:style>
    <style:style style:name="P43" style:family="paragraph" style:parent-style-name="Text_20_body" style:list-style-name="L6">
      <style:text-properties style:font-name="Liberation Serif" officeooo:rsid="00a696ec" officeooo:paragraph-rsid="00a696ec"/>
    </style:style>
    <style:style style:name="P44" style:family="paragraph" style:parent-style-name="Text_20_body" style:list-style-name="L6">
      <style:text-properties style:font-name="Liberation Serif" officeooo:rsid="00a696ec" officeooo:paragraph-rsid="00a9189f"/>
    </style:style>
    <style:style style:name="P45" style:family="paragraph" style:parent-style-name="Text_20_body" style:list-style-name="L6">
      <style:text-properties style:font-name="Liberation Serif" officeooo:rsid="00aac404" officeooo:paragraph-rsid="00aac404"/>
    </style:style>
    <style:style style:name="P46" style:family="paragraph" style:parent-style-name="Text_20_body" style:list-style-name="L6">
      <style:text-properties style:font-name="Liberation Serif" officeooo:rsid="00abec97" officeooo:paragraph-rsid="00abec97"/>
    </style:style>
    <style:style style:name="P47" style:family="paragraph" style:parent-style-name="Text_20_body" style:list-style-name="L6">
      <style:text-properties style:font-name="Liberation Serif" officeooo:rsid="00abec97" officeooo:paragraph-rsid="00b29900"/>
    </style:style>
    <style:style style:name="P48" style:family="paragraph" style:parent-style-name="Text_20_body" style:list-style-name="L6">
      <style:text-properties style:font-name="Liberation Serif" officeooo:rsid="00b66c4c" officeooo:paragraph-rsid="00b66c4c"/>
    </style:style>
    <style:style style:name="P49" style:family="paragraph" style:parent-style-name="Text_20_body" style:list-style-name="L6">
      <style:text-properties style:font-name="Liberation Serif" officeooo:rsid="00b825c9" officeooo:paragraph-rsid="00b825c9"/>
    </style:style>
    <style:style style:name="P50" style:family="paragraph" style:parent-style-name="Text_20_body" style:list-style-name="L6">
      <style:text-properties style:font-name="Liberation Serif"/>
    </style:style>
    <style:style style:name="P51" style:family="paragraph" style:parent-style-name="Text_20_body" style:list-style-name="L7">
      <style:text-properties style:font-name="Liberation Serif"/>
    </style:style>
    <style:style style:name="P52" style:family="paragraph" style:parent-style-name="Text_20_body" style:list-style-name="L7">
      <style:text-properties style:font-name="Liberation Serif" officeooo:paragraph-rsid="00d9ecb8"/>
    </style:style>
    <style:style style:name="P53" style:family="paragraph" style:parent-style-name="Text_20_body" style:list-style-name="L7">
      <style:text-properties style:font-name="Liberation Serif" officeooo:paragraph-rsid="00c506c9"/>
    </style:style>
    <style:style style:name="P54" style:family="paragraph" style:parent-style-name="Text_20_body" style:list-style-name="L7">
      <style:text-properties style:font-name="Liberation Serif" officeooo:paragraph-rsid="00db25cd"/>
    </style:style>
    <style:style style:name="P55" style:family="paragraph" style:parent-style-name="Text_20_body" style:list-style-name="L7">
      <style:text-properties style:font-name="Liberation Serif" officeooo:rsid="00ba1e23" officeooo:paragraph-rsid="00d9ecb8"/>
    </style:style>
    <style:style style:name="P56" style:family="paragraph" style:parent-style-name="Text_20_body" style:list-style-name="L7">
      <style:text-properties style:font-name="Liberation Serif" officeooo:rsid="00db25cd" officeooo:paragraph-rsid="00db25cd"/>
    </style:style>
    <style:style style:name="P57" style:family="paragraph" style:parent-style-name="Text_20_body" style:list-style-name="L8">
      <style:text-properties style:font-name="Liberation Serif" officeooo:paragraph-rsid="00db25cd"/>
    </style:style>
    <style:style style:name="P58" style:family="paragraph" style:parent-style-name="Text_20_body" style:list-style-name="L8">
      <style:text-properties style:font-name="Liberation Serif" officeooo:paragraph-rsid="00df0526"/>
    </style:style>
    <style:style style:name="P59" style:family="paragraph" style:parent-style-name="Text_20_body" style:list-style-name="L8">
      <style:text-properties style:font-name="Liberation Serif" officeooo:paragraph-rsid="00e4c8c9"/>
    </style:style>
    <style:style style:name="P60" style:family="paragraph" style:parent-style-name="Text_20_body" style:list-style-name="L9">
      <style:text-properties style:font-name="Liberation Serif" officeooo:rsid="00c6381f" officeooo:paragraph-rsid="00e61abb"/>
    </style:style>
    <style:style style:name="P61" style:family="paragraph" style:parent-style-name="Text_20_body" style:list-style-name="L9">
      <style:text-properties style:font-name="Liberation Serif" officeooo:paragraph-rsid="00c6381f"/>
    </style:style>
    <style:style style:name="P62" style:family="paragraph" style:parent-style-name="Text_20_body" style:list-style-name="L9">
      <style:text-properties style:font-name="Liberation Serif" officeooo:paragraph-rsid="00c748c8"/>
    </style:style>
    <style:style style:name="P63" style:family="paragraph" style:parent-style-name="Text_20_body" style:list-style-name="L9">
      <style:text-properties style:font-name="Liberation Serif"/>
    </style:style>
    <style:style style:name="P64" style:family="paragraph" style:parent-style-name="Text_20_body" style:list-style-name="L9">
      <style:text-properties style:font-name="Liberation Serif" officeooo:rsid="00c748c8" officeooo:paragraph-rsid="00c748c8"/>
    </style:style>
    <style:style style:name="P65" style:family="paragraph" style:parent-style-name="Text_20_body" style:list-style-name="L7">
      <style:text-properties officeooo:rsid="00ba1e23" officeooo:paragraph-rsid="00c506c9"/>
    </style:style>
    <style:style style:name="P66" style:family="paragraph" style:parent-style-name="Text_20_body" style:list-style-name="L8">
      <style:text-properties officeooo:paragraph-rsid="00e07a75"/>
    </style:style>
    <style:style style:name="P67" style:family="paragraph" style:parent-style-name="Text_20_body" style:list-style-name="L8">
      <style:text-properties officeooo:paragraph-rsid="00e2cfa1"/>
    </style:style>
    <style:style style:name="P68" style:family="paragraph" style:parent-style-name="Text_20_body" style:list-style-name="L8">
      <style:text-properties officeooo:paragraph-rsid="00e4c2e7"/>
    </style:style>
    <style:style style:name="P69" style:family="paragraph" style:parent-style-name="Text_20_body" style:list-style-name="L8">
      <style:text-properties officeooo:paragraph-rsid="00e4c8c9"/>
    </style:style>
    <style:style style:name="P70" style:family="paragraph" style:parent-style-name="Text_20_body" style:list-style-name="L8">
      <style:text-properties fo:color="#000000" loext:opacity="100%" style:font-name="Liberation Serif" style:text-underline-style="none" officeooo:paragraph-rsid="00e2cfa1"/>
    </style:style>
    <style:style style:name="P71" style:family="paragraph" style:parent-style-name="Text_20_body" style:list-style-name="L9"/>
    <style:style style:name="P72" style:family="paragraph" style:parent-style-name="Text_20_body" style:list-style-name="L9">
      <style:text-properties officeooo:paragraph-rsid="00e61abb"/>
    </style:style>
    <style:style style:name="P73" style:family="paragraph" style:parent-style-name="Text_20_body" style:list-style-name="L9">
      <style:text-properties officeooo:paragraph-rsid="00c6381f"/>
    </style:style>
    <style:style style:name="P74" style:family="paragraph" style:parent-style-name="Text_20_body" style:list-style-name="L9">
      <style:text-properties officeooo:paragraph-rsid="00c748c8"/>
    </style:style>
    <style:style style:name="P75" style:family="paragraph" style:parent-style-name="Text_20_body" style:list-style-name="L10">
      <style:text-properties officeooo:paragraph-rsid="00e7a342"/>
    </style:style>
    <style:style style:name="T1" style:family="text">
      <style:text-properties fo:language="en" fo:country="GB"/>
    </style:style>
    <style:style style:name="T2" style:family="text">
      <style:text-properties fo:language="en" fo:country="GB" officeooo:rsid="00421998"/>
    </style:style>
    <style:style style:name="T3" style:family="text">
      <style:text-properties fo:language="en" fo:country="GB" officeooo:rsid="0043b684"/>
    </style:style>
    <style:style style:name="T4" style:family="text">
      <style:text-properties fo:language="en" fo:country="GB" officeooo:rsid="00c4bbe8"/>
    </style:style>
    <style:style style:name="T5" style:family="text">
      <style:text-properties officeooo:rsid="0023f27c"/>
    </style:style>
    <style:style style:name="T6" style:family="text">
      <style:text-properties style:font-name="Liberation Serif"/>
    </style:style>
    <style:style style:name="T7" style:family="text">
      <style:text-properties style:font-name="Liberation Serif" fo:language="en" fo:country="GB"/>
    </style:style>
    <style:style style:name="T8" style:family="text">
      <style:text-properties style:font-name="Liberation Serif" officeooo:rsid="00c506c9"/>
    </style:style>
    <style:style style:name="T9" style:family="text">
      <style:text-properties style:font-name="Liberation Serif" officeooo:rsid="00e07a75"/>
    </style:style>
    <style:style style:name="T10" style:family="text">
      <style:text-properties style:font-name="Liberation Serif" officeooo:rsid="00c6381f"/>
    </style:style>
    <style:style style:name="T11" style:family="text">
      <style:text-properties style:font-name="Liberation Serif" fo:font-weight="normal" style:font-weight-asian="normal" style:font-weight-complex="normal"/>
    </style:style>
    <style:style style:name="T12" style:family="text">
      <style:text-properties style:font-name="Liberation Serif" officeooo:rsid="00e1945c"/>
    </style:style>
    <style:style style:name="T13" style:family="text">
      <style:text-properties style:font-name="Liberation Serif" officeooo:rsid="00e56783"/>
    </style:style>
    <style:style style:name="T14" style:family="text">
      <style:text-properties style:font-name="Liberation Serif" officeooo:rsid="00e7a342"/>
    </style:style>
    <style:style style:name="T15" style:family="text">
      <style:text-properties style:font-name="Liberation Serif" officeooo:rsid="00eabfe2"/>
    </style:style>
    <style:style style:name="T16" style:family="text">
      <style:text-properties style:font-name="Liberation Serif" officeooo:rsid="00eae74b"/>
    </style:style>
    <style:style style:name="T17" style:family="text">
      <style:text-properties style:font-name="Liberation Serif" officeooo:rsid="00ec0a42"/>
    </style:style>
    <style:style style:name="T18" style:family="text">
      <style:text-properties officeooo:rsid="00591ec0"/>
    </style:style>
    <style:style style:name="T19" style:family="text">
      <style:text-properties officeooo:rsid="0061802c"/>
    </style:style>
    <style:style style:name="T20" style:family="text">
      <style:text-properties officeooo:rsid="0069fe7e"/>
    </style:style>
    <style:style style:name="T21" style:family="text">
      <style:text-properties officeooo:rsid="008137b1"/>
    </style:style>
    <style:style style:name="T22" style:family="text">
      <style:text-properties officeooo:rsid="0081526a"/>
    </style:style>
    <style:style style:name="T23" style:family="text">
      <style:text-properties officeooo:rsid="00832bb4"/>
    </style:style>
    <style:style style:name="T24" style:family="text">
      <style:text-properties officeooo:rsid="008804a5"/>
    </style:style>
    <style:style style:name="T25" style:family="text">
      <style:text-properties officeooo:rsid="0097e9a3"/>
    </style:style>
    <style:style style:name="T26" style:family="text">
      <style:text-properties officeooo:rsid="009c1229"/>
    </style:style>
    <style:style style:name="T27" style:family="text">
      <style:text-properties officeooo:rsid="009f0af9"/>
    </style:style>
    <style:style style:name="T28" style:family="text">
      <style:text-properties officeooo:rsid="00a06ba4"/>
    </style:style>
    <style:style style:name="T29" style:family="text">
      <style:text-properties officeooo:rsid="00a4f9bc"/>
    </style:style>
    <style:style style:name="T30" style:family="text">
      <style:text-properties officeooo:rsid="00aae4f2"/>
    </style:style>
    <style:style style:name="T31" style:family="text">
      <style:text-properties officeooo:rsid="00ac5184"/>
    </style:style>
    <style:style style:name="T32" style:family="text">
      <style:text-properties officeooo:rsid="00af39a2"/>
    </style:style>
    <style:style style:name="T33" style:family="text">
      <style:text-properties officeooo:rsid="00af3bf0"/>
    </style:style>
    <style:style style:name="T34" style:family="text">
      <style:text-properties officeooo:rsid="00c0c9e4"/>
    </style:style>
    <style:style style:name="T35" style:family="text">
      <style:text-properties officeooo:rsid="00c18c3a"/>
    </style:style>
    <style:style style:name="T36" style:family="text">
      <style:text-properties officeooo:rsid="00c29df2"/>
    </style:style>
    <style:style style:name="T37" style:family="text">
      <style:text-properties officeooo:rsid="00c4bbe8"/>
    </style:style>
    <style:style style:name="T38" style:family="text">
      <style:text-properties officeooo:rsid="00c506c9"/>
    </style:style>
    <style:style style:name="T39" style:family="text">
      <style:text-properties officeooo:rsid="00ba1e23"/>
    </style:style>
    <style:style style:name="T40" style:family="text">
      <style:text-properties officeooo:rsid="00c748c8"/>
    </style:style>
    <style:style style:name="T41" style:family="text">
      <style:text-properties officeooo:rsid="00ca62d8"/>
    </style:style>
    <style:style style:name="T42" style:family="text">
      <style:text-properties officeooo:rsid="00ce05ab"/>
    </style:style>
    <style:style style:name="T43" style:family="text">
      <style:text-properties officeooo:rsid="00cea1f9"/>
    </style:style>
    <style:style style:name="T44" style:family="text">
      <style:text-properties officeooo:rsid="00cecb12"/>
    </style:style>
    <style:style style:name="T45" style:family="text">
      <style:text-properties officeooo:rsid="00d02ef2"/>
    </style:style>
    <style:style style:name="T46" style:family="text">
      <style:text-properties officeooo:rsid="00d0aedd"/>
    </style:style>
    <style:style style:name="T47" style:family="text">
      <style:text-properties officeooo:rsid="00d203f7"/>
    </style:style>
    <style:style style:name="T48" style:family="text">
      <style:text-properties officeooo:rsid="00d211b7"/>
    </style:style>
    <style:style style:name="T49" style:family="text">
      <style:text-properties officeooo:rsid="00d30ee1"/>
    </style:style>
    <style:style style:name="T50" style:family="text">
      <style:text-properties officeooo:rsid="00d4908d"/>
    </style:style>
    <style:style style:name="T51" style:family="text">
      <style:text-properties officeooo:rsid="00d56624"/>
    </style:style>
    <style:style style:name="T52" style:family="text">
      <style:text-properties officeooo:rsid="00d9ecb8"/>
    </style:style>
    <style:style style:name="T53" style:family="text">
      <style:text-properties fo:color="#000000" loext:opacity="100%" style:font-name="Liberation Serif" style:text-underline-style="none"/>
    </style:style>
    <style:style style:name="T54" style:family="text">
      <style:text-properties fo:color="#000000" loext:opacity="100%" style:font-name="Liberation Serif" style:text-underline-style="none" officeooo:rsid="00e1945c"/>
    </style:style>
    <style:style style:name="T55" style:family="text">
      <style:text-properties fo:color="#000000" loext:opacity="100%" style:font-name="Liberation Serif" style:text-underline-style="none" officeooo:rsid="00e2cfa1"/>
    </style:style>
    <style:style style:name="T56" style:family="text">
      <style:text-properties officeooo:rsid="00e4c2e7"/>
    </style:style>
    <style:style style:name="T57" style:family="text">
      <style:text-properties officeooo:rsid="00e7f68c"/>
    </style:style>
    <style:style style:name="T58" style:family="text">
      <style:text-properties officeooo:rsid="00e83127"/>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ryptography with OpenSSL – Applications</text:p>
      <text:h text:style-name="P8" text:outline-level="1" text:is-list-header="true">Lab Report <text:span text:style-name="T5">3</text:span></text:h>
      <text:p text:style-name="P3">Information Systems Security course (01TYM, 02KRQ)</text:p>
      <text:p text:style-name="P4">Politecnico di Torino – AA 2023/24</text:p>
      <text:p text:style-name="P5">prepared by:</text:p>
      <text:p text:style-name="P1"><text:span text:style-name="T7">Anuar Elio Magliari (</text:span><text:a xlink:type="simple" xlink:href="mailto:s317033@studenti.polito.it" text:style-name="Internet_20_link" text:visited-style-name="Visited_20_Internet_20_Link"><text:span text:style-name="T7">s317033@studenti.polito.it</text:span></text:a><text:span text:style-name="T7">)</text:span></text:p>
      <text:p text:style-name="P1"><text:span text:style-name="T7">George Florin Eftime (</text:span><text:a xlink:type="simple" xlink:href="mailto:s303483@studenti.polito.it" text:style-name="Internet_20_link" text:visited-style-name="Visited_20_Internet_20_Link"><text:span text:style-name="T7">s303483@studenti.polito.it</text:span></text:a><text:span text:style-name="T7">)</text:span></text:p>
      <text:p text:style-name="P6"><text:span text:style-name="T1"><text:tab/><text:tab/><text:tab/> <text:s text:c="9"/></text:span><text:span text:style-name="T4">Alekos Interrante Bonadia (s319849@studenti.polito.it)</text:span></text:p>
      <text:h text:style-name="P9" text:outline-level="1">Cryptography applications: integrity</text:h>
      <text:h text:style-name="P10" text:outline-level="2">Message Authentication Codes</text:h>
      <text:h text:style-name="P13" text:outline-level="3" text:is-list-header="true">Manual generation of a keyed-digest</text:h>
      <text:list text:style-name="L1">
        <text:list-item>
          <text:p text:style-name="P15">Write down the command dgst of OpenSSL that Alice could to calculate a keyed-digest on the file msg, by using sha256 as base function?</text:p>
          <text:list>
            <text:list-item>
              <text:p text:style-name="P15">openssl dgst -sha256 -hmac key -out msg_digest -hex msg</text:p>
            </text:list-item>
          </text:list>
        </text:list-item>
        <text:list-item>
          <text:p text:style-name="P16">What information needs to know Bob to verify this manually constructed keyed-digest?</text:p>
        </text:list-item>
      </text:list>
      <text:section text:style-name="Sect1" text:name="Sezione1">
        <text:list text:continue-numbering="true" text:style-name="L1">
          <text:list-item>
            <text:list>
              <text:list-item>
                <text:p text:style-name="P18">The original plaintext</text:p>
              </text:list-item>
              <text:list-item>
                <text:p text:style-name="P18">The symmetric key</text:p>
              </text:list-item>
              <text:list-item>
                <text:p text:style-name="P19">The base function used for the hashing</text:p>
              </text:list-item>
            </text:list>
          </text:list-item>
        </text:list>
      </text:section>
      <text:list text:continue-numbering="true" text:style-name="L1">
        <text:list-item>
          <text:p text:style-name="P16">Which steps must be performed by Bob to verify the keyed-digest?</text:p>
          <text:list>
            <text:list-item>
              <text:p text:style-name="P20">Once Bob receives the message from Alice, he should calculate the keyed digest by providing the hash function with the symmetric key and the received message. Afterward, using the resulting hash value, he can compare it with the digest provided by Alice and attached to the received message.</text:p>
            </text:list-item>
          </text:list>
        </text:list-item>
        <text:list-item>
          <text:p text:style-name="P17">Why this way of constructing a keyed-digest is not secure?</text:p>
          <text:list>
            <text:list-item>
              <text:p text:style-name="P21"><text:span text:style-name="T2">An attacker, even if </text:span><text:span text:style-name="T3">he</text:span><text:span text:style-name="T2"> do</text:span><text:span text:style-name="T3">esn’t</text:span><text:span text:style-name="T2"> know the key, could append message blocks to the end of the message (or at the beginning, depending on where the key is located) and recalculate the keyed digest.</text:span></text:p>
            </text:list-item>
          </text:list>
        </text:list-item>
      </text:list>
      <text:h text:style-name="P14" text:outline-level="3" text:is-list-header="true">Computing an HMAC with OpenSSL</text:h>
      <text:list text:style-name="L2">
        <text:list-item>
          <text:p text:style-name="P22">Write the OpenSSL command used to verify the keyed-digest generated above (hint: to compare two files you can use the command cmp)</text:p>
          <text:list>
            <text:list-item>
              <text:p text:style-name="P22">openssl dgst -sha256 -binary -hmac key -out msg.hmac msg</text:p>
            </text:list-item>
            <text:list-item>
              <text:p text:style-name="P22">openssl dgst -sha256 -binary -hmac key -out msg.hmac_bob msg</text:p>
            </text:list-item>
            <text:list-item>
              <text:p text:style-name="P23"><text:soft-page-break/>cmp <text:s/>msg.hmac <text:s/>msg.hmac_bob <text:span text:style-name="T18">(any output if the</text:span><text:span text:style-name="T37">y</text:span><text:span text:style-name="T18"> are equal)</text:span></text:p>
            </text:list-item>
          </text:list>
        </text:list-item>
        <text:list-item>
          <text:p text:style-name="P23">Is the HMAC that you have just recalculated different from the one you have calculated previously on the original message?</text:p>
          <text:list>
            <text:list-item>
              <text:p text:style-name="P23">openssl dgst -sha256 -binary -hmac key -out msg.hmac_recalculated msg</text:p>
            </text:list-item>
            <text:list-item>
              <text:p text:style-name="P23">cmp msg.hmac msg.hmac_recalculated </text:p>
              <text:list>
                <text:list-item>
                  <text:p text:style-name="P23"><text:span text:style-name="T19">Output: </text:span>msg.hmac msg.hmac_recalculated <text:span text:style-name="T19">difference</text:span>: byte 1, <text:span text:style-name="T19">row </text:span>1</text:p>
                </text:list-item>
                <text:list-item>
                  <text:p text:style-name="P24">It's different because the message is different, and consequently, the keyed digest value is also different (excluding possible collisions).</text:p>
                </text:list-item>
              </text:list>
            </text:list-item>
          </text:list>
        </text:list-item>
        <text:list-item>
          <text:p text:style-name="P23">Assuming you use a secure hash function resistant to collisions, could an attacker modify the message msg and then recalculate correctly an HMAC so that its modification cannot be detected by Bob?</text:p>
          <text:list>
            <text:list-item>
              <text:p text:style-name="P25">If we assume that the hash function is collision-resistant and the attacker does not know the key, it is highly improbable for <text:span text:style-name="T20">him</text:span> to modify only the message while expecting that Bob cannot detect a difference between the calculated HMAC and the HMAC received from Alice.</text:p>
            </text:list-item>
          </text:list>
        </text:list-item>
      </text:list>
      <text:h text:style-name="P11" text:outline-level="2">Digital signature</text:h>
      <text:list text:style-name="L3">
        <text:list-item>
          <text:p text:style-name="P26">Write down the dgst OpenSSL command to verify the signature:</text:p>
          <text:list>
            <text:list-item>
              <text:p text:style-name="P26">openssl dgst -sha256 -verify ./alice/rsa.pubkey.alice -signature chap11.sig chap11.pdf</text:p>
            </text:list-item>
          </text:list>
        </text:list-item>
        <text:list-item>
          <text:p text:style-name="P26">Do you note any difference when you use the pkeyutl command instead of the dgst command?</text:p>
          <text:list>
            <text:list-item>
              <text:p text:style-name="P31">For the calculation: with the pkeyutl command, we specify the key (Alice's public key) to sign the hash, whereas in this case, with the dgst command, we do not specify any key (protection of keyed digest with an asymmetric key).</text:p>
            </text:list-item>
            <text:list-item>
              <text:p text:style-name="P32"><text:span text:style-name="T41">For the verification: w</text:span>ith pkeyutl command, it’s necessary to specify also the hash file such that to compare the file decrypted “chap11.sig” and compare it with the hash “<text:span text:style-name="T21">chap11.hashbob</text:span>” <text:span text:style-name="T22">while with the dgst command is enough to specify the algorithm to calculate the digest from the original file “chap11.pdf” and once decrypted the file “chap11.sig”, they can be compared each other.</text:span></text:p>
              <text:list>
                <text:list-item>
                  <text:p text:style-name="P26">openssl pkeyutl -verify -in chap11.hashbob -sigfile chap11.sig -inkey rsa.pubkey.alice -pubin</text:p>
                </text:list-item>
                <text:list-item>
                  <text:p text:style-name="P27">openssl dgst -sha256 -verify ./alice/rsa.pubkey.alice -signature chap11.sig chap11.pdf</text:p>
                </text:list-item>
              </text:list>
            </text:list-item>
          </text:list>
        </text:list-item>
        <text:list-item>
          <text:p text:style-name="P27">What happens if the attacker Chuck modifies one of the data blocks Alice sent to Bob? In practice, if Chuck modifies the original message (but not the signature), which will be the result of signature verification?</text:p>
          <text:list>
            <text:list-item>
              <text:p text:style-name="P28"><text:span text:style-name="T23">I</text:span>f the attacker only modifies the message, Bob will calculate the hash (as specified in the procedure). When he verifies the signature, he will detect that the original message has been altered during transmission because the calculated hash and the hash decrypted from the signature will not match.</text:p>
            </text:list-item>
          </text:list>
        </text:list-item>
        <text:list-item>
          <text:p text:style-name="P28"><text:soft-page-break/>If Chuck modifies the signature (but not the data), which will be the result of signature verification?</text:p>
          <text:list>
            <text:list-item>
              <text:p text:style-name="P29"><text:span text:style-name="T24">I</text:span>f only the signature is modified, Bob will decrypt the signature to obtain the hashed message (which he assumes was signed by Alice). However, when he compares the locally calculated hash message with the hash decrypted from the signature, the comparison will fail.</text:p>
            </text:list-item>
          </text:list>
        </text:list-item>
        <text:list-item>
          <text:p text:style-name="P30">What happens if Chuck replaces Alice’s public key with his own public key and sends it to Bob claiming that it’s Alice’s public key? </text:p>
          <text:list>
            <text:list-item>
              <text:p text:style-name="P33">Bob cannot decrypt the signature successfully, because the message was signed with secret key of Alice and only with the corresponding public key Bob can decrypt the message.</text:p>
            </text:list-item>
          </text:list>
        </text:list-item>
        <text:list-item>
          <text:p text:style-name="P30">Can he replace the original data Alice created and the signature (created by Alice)? What will be the result of the signature verification in this case?</text:p>
          <text:list>
            <text:list-item>
              <text:p text:style-name="P34">If the attacker replaces Alice's message and signature with their own message and signature, Bob can detect that the message was altered during transmission if he uses Alice's original public key. Otherwise, he won't have the <text:span text:style-name="T25">knowledge</text:span> to detect the difference.</text:p>
            </text:list-item>
          </text:list>
        </text:list-item>
      </text:list>
      <text:h text:style-name="P11" text:outline-level="2">Applications of asymmetric cryptography: key exchange/agreement</text:h>
      <text:list text:style-name="L4">
        <text:list-item>
          <text:p text:style-name="P35">Suppose Alice and Bob want to exchange data encrypted with AES, but they do not share a secret key. Can you design a solution based on the OpenSSL commands that you have used so far (for symmetric and asymmetric operations) so that Alice can send an AES-encrypted file to Bob even if Alice and Bob do not share a secret key? (pay attention: Bob must be able to correctly decrypt the ciphertext received from Alice).</text:p>
          <text:list>
            <text:list-item>
              <text:p text:style-name="P36">Alice can exploit asymmetric operations to send the key along with the message. In this case, she can use Bob’s public key to encrypt the key and attach the result to the message. When Bob receives this tuple, he can decrypt the result of the asymmetric operation with his own private key, obtaining the symmetric key, and then successfully decrypt the message.</text:p>
            </text:list-item>
          </text:list>
        </text:list-item>
        <text:list-item>
          <text:p text:style-name="P35">Which serious errors did (inexperienced) Alice? (There are at least two!)</text:p>
        </text:list-item>
      </text:list>
      <text:list text:style-name="L5">
        <text:list-item>
          <text:list>
            <text:list-item>
              <text:p text:style-name="P37">She sent the own private key to Bob.</text:p>
            </text:list-item>
            <text:list-item>
              <text:p text:style-name="P38">She had signed the symmetric key with her <text:span text:style-name="T42">own </text:span>private key, <text:span text:style-name="T44">instead of using the Bob’s public key,</text:span> so every<text:span text:style-name="T27">one</text:span> can read the content <text:span text:style-name="T27">by using </text:span><text:span text:style-name="T42">her </text:span><text:span text:style-name="T26">public key </text:span><text:span text:style-name="T28">and obtain the symmetric key.</text:span></text:p>
            </text:list-item>
            <text:list-item>
              <text:p text:style-name="P39">She didn’t send a keyed digest in order to check the integrity of the file.</text:p>
            </text:list-item>
            <text:list-item>
              <text:p text:style-name="P40"><text:span text:style-name="T34">She encrypted </text:span><text:span text:style-name="T35">the file </text:span><text:span text:style-name="T34">with an IV equal to a block of 0</text:span><text:span text:style-name="T36">s</text:span><text:span text:style-name="T34"> and it’s not sent to Bob, so he must</text:span> try all possible IVs in order to discover the original IV applied to the encryption <text:span text:style-name="T43">(if it’s not inserted in the encryption in same way).</text:span></text:p>
            </text:list-item>
            <text:list-item>
              <text:p text:style-name="P41">She should use a higher key length (256 bits <text:span text:style-name="T29">are safer </text:span>than 128 bits, <text:span text:style-name="T45">it depends for how long it needs to remain secure</text:span>).</text:p>
            </text:list-item>
          </text:list>
        </text:list-item>
      </text:list>
      <text:list text:style-name="L6">
        <text:list-item>
          <text:p text:style-name="P42">Have Bob managed to successfully recover the original plaintext (chap12.pdf)?</text:p>
          <text:list>
            <text:list-item>
              <text:p text:style-name="P43">Yes, he recovered the original plaintext successfully</text:p>
            </text:list-item>
          </text:list>
        </text:list-item>
        <text:list-item>
          <text:p text:style-name="P44"><text:soft-page-break/>What kind of security attack could do Chuck to intercept the data messages exchanged between Alice and Bob?</text:p>
          <text:list>
            <text:list-item>
              <text:p text:style-name="P45">The attacker can pretend to be Bob with Alice <text:span text:style-name="T46">(and to be Alice with Bob) </text:span>applying a man-in-the-middle attack, <text:span text:style-name="T30">he can intercept the public key sent from Bob </text:span><text:span text:style-name="T46">to Alice </text:span><text:span text:style-name="T30">and send his public key (the attacker) to Alice </text:span><text:span text:style-name="T46">(and vice versa with Bob)</text:span><text:span text:style-name="T30"> so that Alice will encrypt all data with the </text:span><text:span text:style-name="T47">Chuck’s </text:span><text:span text:style-name="T30">public key </text:span><text:span text:style-name="T48">(and same for Bob)</text:span><text:span text:style-name="T30">.</text:span></text:p>
            </text:list-item>
          </text:list>
        </text:list-item>
        <text:list-item>
          <text:p text:style-name="P44">How can you avoid this attack? (Hint: think about the security of the first step in the workflow above.)</text:p>
          <text:list>
            <text:list-item>
              <text:p text:style-name="P46">This attack can be avoid<text:span text:style-name="T32">ed by</text:span> using the <text:span text:style-name="T32">Bob’s </text:span>digital certificate <text:span text:style-name="T33">which</text:span> <text:span text:style-name="T33">specifies </text:span><text:span text:style-name="T31">(and </text:span><text:span text:style-name="T33">certifies</text:span><text:span text:style-name="T31">)</text:span> the correspondence between Bob’s identity and his public key <text:span text:style-name="T49">(and same for Alice to Bob)</text:span>.</text:p>
            </text:list-item>
          </text:list>
        </text:list-item>
        <text:list-item>
          <text:p text:style-name="P47">Which other asymmetric algorithm could Alice and Bob use instead of RSA to perform the key exchange/agreement?</text:p>
          <text:list>
            <text:list-item>
              <text:p text:style-name="P48">In order to agree to symmetric key, Alice and Bob can use the Diffie-Hellman algorithm, which once chosed two numbers p &gt; g &gt; 1, they can exchange the computed key each other.</text:p>
            </text:list-item>
          </text:list>
        </text:list-item>
        <text:list-item>
          <text:p text:style-name="P47">Considering that you identified the alternative asymmetric algorithm (instead of RSA) for key exchange/agreement, what kind of security attack could (still) do Chuck to intercept the data messages exchanged between Alice and Bob?</text:p>
          <text:list>
            <text:list-item>
              <text:p text:style-name="P49">Chuck, in this case, can perform a man-in-the-middle attack where he pretends to be Bob with Alice and vice-versa. <text:span text:style-name="T50">Chuck will send his key (</text:span><text:span text:style-name="T50"><draw:frame draw:style-name="fr1" draw:name="Oggetto1" text:anchor-type="as-char" svg:y="-0.437cm" svg:width="0.365cm" svg:height="0.529cm" draw:z-index="0"><draw:object xlink:href="./Object 1" xlink:type="simple" xlink:show="embed" xlink:actuate="onLoad"/><draw:image xlink:href="./ObjectReplacements/Object 1" xlink:type="simple" xlink:show="embed" xlink:actuate="onLoad"/></draw:frame></text:span><text:span text:style-name="T50"> mod p) to Alice, after intercept</text:span><text:span text:style-name="T51">ing</text:span><text:span text:style-name="T50"> the Bob’s key (and vice-versa with Bob). </text:span></text:p>
            </text:list-item>
          </text:list>
        </text:list-item>
        <text:list-item>
          <text:p text:style-name="P47">How can you avoid this attack?</text:p>
          <text:list>
            <text:list-item>
              <text:p text:style-name="P50">With the use of a digital certificate, this can be avoided. When Alice calculates her key, she can sign the data with her private key as specified in her digital certificate and send the signed key along with her digital certificate..</text:p>
            </text:list-item>
          </text:list>
        </text:list-item>
      </text:list>
      <text:h text:style-name="P11" text:outline-level="2">Digital certificates and public key infrastructures</text:h>
      <text:p text:style-name="P7"/>
      <text:list text:style-name="L7">
        <text:list-item>
          <text:p text:style-name="P51">Is this certificate a valid one ?</text:p>
          <text:list>
            <text:list-item>
              <text:p text:style-name="P55">Validity <text:s/>Not Before: Oct <text:s/>7 10:09:07 2020 GMT <text:s text:c="4"/>Not After : Oct <text:s/>7 10:09:07 2021 GMT</text:p>
              <text:list>
                <text:list-item>
                  <text:p text:style-name="P52"><text:span text:style-name="T52">S</text:span><text:span text:style-name="T38">o, </text:span><text:span text:style-name="T52">it </text:span><text:span text:style-name="T38">is not valid, </text:span><text:span text:style-name="T52">because it’s expired</text:span><text:span text:style-name="T38">.</text:span></text:p>
                </text:list-item>
              </text:list>
            </text:list-item>
          </text:list>
        </text:list-item>
        <text:list-item>
          <text:p text:style-name="P53">How many certificates are in the certificate chain (except the certificate for www.polito.it)?</text:p>
          <text:list>
            <text:list-item>
              <text:list>
                <text:list-item>
                  <text:p text:style-name="P56">There are 2 other certificates.</text:p>
                </text:list-item>
              </text:list>
            </text:list-item>
            <text:list-item>
              <text:p text:style-name="P65"><text:span text:style-name="T6">openssl s_client -showcerts -connect </text:span><text:a xlink:type="simple" xlink:href="http://www.polito.it/" text:style-name="Internet_20_link" text:visited-style-name="Visited_20_Internet_20_Link"><text:span text:style-name="T6">www.polito.it</text:span></text:a><text:span text:style-name="T6">:443 </text:span><text:span text:style-name="T8">(cmd that show the certificates chain):</text:span></text:p>
            </text:list-item>
            <text:list-item>
              <text:p text:style-name="P54"><text:span text:style-name="T38">2. </text:span><text:span text:style-name="T39">Intermediate Certificate:</text:span>Subject: </text:p>
              <text:p text:style-name="P54">Subject:C = NL, O = GEANT Vereniging, CN = GEANT OV RSA CA 4</text:p>
              <text:p text:style-name="P54">Issuer: C = US, ST = New Jersey, L = Jersey City, O = The USERTRUST Network, CN = USERTrust RSA Certification Authority</text:p>
              <text:p text:style-name="P54"><text:soft-page-break/>Public Key: RSA, 4096 bits</text:p>
              <text:p text:style-name="P54">Signature Algorithm: RSA-SHA384</text:p>
              <text:p text:style-name="P54">Validity: From Feb 18 00:00:00 2020 GMT to May 1 23:59:59 2033 GMT</text:p>
            </text:list-item>
          </text:list>
        </text:list-item>
      </text:list>
      <text:list text:style-name="L8">
        <text:list-item>
          <text:list>
            <text:list-item>
              <text:p text:style-name="P57"><text:span text:style-name="T38">3. </text:span>Root Certificate:</text:p>
              <text:p text:style-name="P57">Subject: C = US, ST = New Jersey, L = Jersey City, O = The USERTRUST Network, CN = USERTrust RSA Certification Authority</text:p>
              <text:p text:style-name="P57">Issuer: C = GB, ST = Greater Manchester, L = Salford, O = Comodo CA Limited, CN = AAA Certificate Services</text:p>
              <text:p text:style-name="P57">Public Key: RSA, 4096 bits</text:p>
              <text:p text:style-name="P57">Signature Algorithm: RSA-SHA384</text:p>
              <text:p text:style-name="P57">Validity: From Mar 12 00:00:00 2019 GMT to Dec 31 23:59:59 2028 GMT</text:p>
            </text:list-item>
          </text:list>
        </text:list-item>
        <text:list-item>
          <text:p text:style-name="P58">Who is the issuer of the certificate for the site www.polito.it (write down the entire Distinguished Name, is in the form CN= ..., O = ..., L= ..., ST = ..., C = ...)?</text:p>
          <text:list>
            <text:list-item>
              <text:p text:style-name="P66"><text:span text:style-name="T6">Issuer: C = </text:span><text:span text:style-name="T9">NL</text:span><text:span text:style-name="T6">, ST = </text:span><text:span text:style-name="T12">not specified</text:span><text:span text:style-name="T6">, L = </text:span><text:span text:style-name="T12">not specified</text:span><text:span text:style-name="T6">, O = GEANT Vereniging, CN = </text:span><text:a xlink:type="simple" xlink:href="about:certificate?cert=MIIH0DCCBbigAwIBAgIRAPk2OmL7pvMLt%2BfbCGXc0k4wDQYJKoZIhvcNAQEMBQAwRDELMAkGA1UEBhMCTkwxGTAXBgNVBAoTEEdFQU5UIFZlcmVuaWdpbmcxGjAYBgNVBAMTEUdFQU5UIE9WIFJTQSBDQSA0MB4XDTIzMDIwNzAwMDAwMFoXDTI0MDIwNzIzNTk1OVowVjELMAkGA1UEBhMCSVQxDzANBgNVBAgTBlRvcmlubzEeMBwGA1UEChMVUG9saXRlY25pY28gZGkgVG9yaW5vMRYwFAYDVQQDEw13d3cucG9saXRvLml0MIIBojANBgkqhkiG9w0BAQEFAAOCAY8AMIIBigKCAYEAt%2F61WJ3zorTKgYDv%2Bxe5vKhTaAkUOz2HrkNNJYu4YCpzVjlb4WJehwcrsAEF37SXnHrwliKrxap%2B90xVT4aYr8Snn5NehNcGYn2lVp6bunkbCZlmGDHv0UzUnwAFnNkLXVSY6pKEiQQLZ6QrIIt96mBSPOAWNhbzAvw%2BvGJY%2FS%2F2zG08t7Ee8TARDfPUK7g%2Fnp%2BkMFrdmKPseakNuKCdBV5zCv7xURTLQtcsyAVmtk0l8R%2FQgZLt9v36dwNy8p6qzHDHjIVBcfjkRDsIbOwLB0EIV7ViXjVlFpPZbZDNX7IYSqfqMREXYpEtbOTTITNl%2FEFBvR72ham5wPiQz%2FlQWhIw%2FIm%2F%2BkDaAelRSkOoW%2F%2FjMgkPDp1XMy8p4CqbqCW6%2FT2%2BLDyYAIVMQoVldwKRcvku6Y5EALCUfH2cQAzmB%2FJ659jfIsFFfeXqQxWQsuwnFEyrrE%2B6LbsxTkab6BQkw2A53M6eZm0g%2F3KVEhBbNmhByf04FTkNEUbNzjA%2F%2FOGvAgMBAAGjggMpMIIDJTAfBgNVHSMEGDAWgBRvHTVJEGwy%2BlmgnryK6B%2BVvnF6DDAdBgNVHQ4EFgQU8R%2FpLnokmU7CTXTR5gDOBLcj3NcwDgYDVR0PAQH%2FBAQDAgWgMAwGA1UdEwEB%2FwQCMAAwHQYDVR0lBBYwFAYIKwYBBQUHAwEGCCsGAQUFBwMCMEkGA1UdIARCMEAwNAYLKwYBBAGyMQECAk8wJTAjBggrBgEFBQcCARYXaHR0cHM6Ly9zZWN0aWdvLmNvbS9DUFMwCAYGZ4EMAQICMD8GA1UdHwQ4MDYwNKAyoDCGLmh0dHA6Ly9HRUFOVC5jcmwuc2VjdGlnby5jb20vR0VBTlRPVlJTQUNBNC5jcmwwdQYIKwYBBQUHAQEEaTBnMDoGCCsGAQUFBzAChi5odHRwOi8vR0VBTlQuY3J0LnNlY3RpZ28uY29tL0dFQU5UT1ZSU0FDQTQuY3J0MCkGCCsGAQUFBzABhh1odHRwOi8vR0VBTlQub2NzcC5zZWN0aWdvLmNvbTCCAXwGCisGAQQB1nkCBAIEggFsBIIBaAFmAHUAdv%2BIPwq2%2B5VRwmHM9Ye6NLSkzbsp3GhCCp%2FmZ0xaOnQAAAGGLOUDXQAABAMARjBEAiBIHQ38KJgfjwQ9UlgS3LEFa%2FG%2F58LAHC3kO%2B%2FQVG1IEQIgHnFZVrdkazMg3lI3znUh63nuToQQd9%2BmowsSpfZL%2Bu8AdQDatr9rP7W2Ip%2Bbwrtca%2BhwkXFsu1GEhTS9pD0wSNf7qwAAAYYs5QMcAAAEAwBGMEQCIAiRPKccDHyl2oMXqMN42j9DzhwlgHFhUsEyP2xtZvIkAiAvK5YRbU7R8xwhEZnsiLmN%2B17MuGZMNiXAithAJ2xuBwB2AO7N0GTV2xrOxVy3nbTNE6Iyh0Z8vOzew1FIWUZxH7WbAAABhizlAu8AAAQDAEcwRQIgHmC75TWva9nH43BYgRKk7yK%2BghY3pim%2BHka%2BYyN2jXoCIQDP5CdA0CS6q9n3Tk5aSERmy3MZ9aqSlMPRcr3iMJ%2B4azAjBgNVHREEHDAagg13d3cucG9saXRvLml0gglwb2xpdG8uaXQwDQYJKoZIhvcNAQEMBQADggIBAJM9ZU6C4imsNtS50niNDdHXf2hZ4pq7maLFSVf2uJU2Phg3eoapN5EfN8LAFQV1jOlSVgpAdZrUob76DsWByjFet%2FBParf%2Fb2lqiCiaPKZ54EQhqg%2FxRnuIYm%2BlFvatgahpCzN5kuUtOyA%2BGl1S5BgMF%2BgGrbIRiQllv7rnPPAuhs1ym2%2B6PObiVmm4JtLhIRsKAiKiULhZwomYUyqI7T3GU0elC6vlYcKIpk%2FO0K9177d0x6CgYWYbmBDwc5OxrnYJW58yMcq3MwqYTzrr%2B0ThhF9VridM%2F0ue7gisuE4ngpgg50USfaUIy0%2FuprZmZsi4f2qpANmk3qxvJC2x92dOYaIH9Q8wknekUZuPsMTQwGFIZAxqr8u6CViloIJx0hWiTx6z1%2FhKFYGuPnfJRjTaptdiiSH%2F7aY2TKPIq9DahLy44Fam%2FC01yXaW9TcQxS2UWQecC8lj2mE%2FefCqic6Ao4cAF2OhzDLRtGrsxnxVvNuOqbxq49%2B9ATqyWP0sxBeTtGNY3480cPGEOTHV%2BxbWFYRC%2F5sxc92a77jzbn6KsgcoLkZE7lxYI4up%2FLaHKVEDT3VeAqwPRJY8%2BJIakNYA7S9jbbOhZUpGc8nWrwuRAtiLsE8jtE13Fpavzcxt6ky1g2TSi3VrHgDj%2FhqjcMm2RqBF8BtdIXzy%2B0bUvKQP&amp;cert=MIIG5TCCBM2gAwIBAgIRANpDvROb0li7TdYcrMTz2%2BAwDQYJKoZIhvcNAQEMBQAwgYgxCzAJBgNVBAYTAlVTMRMwEQYDVQQIEwpOZXcgSmVyc2V5MRQwEgYDVQQHEwtKZXJzZXkgQ2l0eTEeMBwGA1UEChMVVGhlIFVTRVJUUlVTVCBOZXR3b3JrMS4wLAYDVQQDEyVVU0VSVHJ1c3QgUlNBIENlcnRpZmljYXRpb24gQXV0aG9yaXR5MB4XDTIwMDIxODAwMDAwMFoXDTMzMDUwMTIzNTk1OVowRDELMAkGA1UEBhMCTkwxGTAXBgNVBAoTEEdFQU5UIFZlcmVuaWdpbmcxGjAYBgNVBAMTEUdFQU5UIE9WIFJTQSBDQSA0MIICIjANBgkqhkiG9w0BAQEFAAOCAg8AMIICCgKCAgEApYhi1aEiPsg9ZKRMAw9Qr8Mthsr6R20VSfFeh7TgwtLQi6RSRLOh4or4EMG%2F1th8lijv7xnBMVZkTysFiPmTPiLOfvz%2BQwO1NwjvgY%2BJrs7fSoVA%2FTQkXzcxu4Tl3WHi%2BqJmKLJVu%2FJOuHud6mOpLWkIbhODSzOxANJ24IGPx9h4OXDyy6%2F342eE6UPXCtJ8AzeumTG6Dfv5KVx24lCFTGUzHUB%2Bj%2Bg0lSKg%2FSf1OzgCajJV9enmZ%2F84ydh48wPp6vbWf1H0O3Rd3LhpMSVnTqFTLKZSbQeLcx%2Fl9DOKZfBCC9ghWxsgTqW9gQ7v3T3aIfSaVC9rnwVxO0VjmDdPFNbdoxnh0zYwf45nV1QQgpRwZJ93yWedhp4ch1a6Ajwqs%2Bwv4mZzmBSjovtV0mKwd%2BCQbSToalEUP4QeJq4Udz5WNmNMI4OYP6cgrnlJ50aa0DZPlJqrKQPGL69KQQz12WgxvhCuVU70y6ZWAPopBa1ykbsttpLxADZre5cH573lIuLHdjx7NjpYIXRx2%2BQJURnX2qx37eZIxYXz8ggM%2BwXH6RDbU3V2o5DP67hXPHSAbA%2Bp0orjAocpk2osxHKoNSE3LCjNx8WVdxnXvuQ28tKdaK69knfm3bB7xpdfsNNTPH9ElcjscWZxpeZ5Iij8lyrCG1z0vSWtSBsgSnUyG%2FsCAwEAAaOCAYswggGHMB8GA1UdIwQYMBaAFFN5v1qqK0rPVIDh2JvAnfKyA2bLMB0GA1UdDgQWBBRvHTVJEGwy%2BlmgnryK6B%2BVvnF6DDAOBgNVHQ8BAf8EBAMCAYYwEgYDVR0TAQH%2FBAgwBgEB%2FwIBADAdBgNVHSUEFjAUBggrBgEFBQcDAQYIKwYBBQUHAwIwOAYDVR0gBDEwLzAtBgRVHSAAMCUwIwYIKwYBBQUHAgEWF2h0dHBzOi8vc2VjdGlnby5jb20vQ1BTMFAGA1UdHwRJMEcwRaBDoEGGP2h0dHA6Ly9jcmwudXNlcnRydXN0LmNvbS9VU0VSVHJ1c3RSU0FDZXJ0aWZpY2F0aW9uQXV0aG9yaXR5LmNybDB2BggrBgEFBQcBAQRqMGgwPwYIKwYBBQUHMAKGM2h0dHA6Ly9jcnQudXNlcnRydXN0LmNvbS9VU0VSVHJ1c3RSU0FBZGRUcnVzdENBLmNydDAlBggrBgEFBQcwAYYZaHR0cDovL29jc3AudXNlcnRydXN0LmNvbTANBgkqhkiG9w0BAQwFAAOCAgEAUtlC3e0xj%2F1BMfPhdQhUXeLjb0xp8UE28kzWE5xDzGKbfGgnrT2Rlw5gLIx%2B%2FcNVrad%2F%2F%2BMrpTppMlxq59AsXYZW3xRasrvkjGfNR3vt%2F1RAl8iI31lGhIg6dfIX5N4esLkrQeN8HiyHKH6khm4966IkVVtnxz5CgUPqEYn4eQ%2B4eeESrWBhAqXaiv7HRvpsdwLYekAhnrlGpioZ%2FCJIT2PTTxf%2BGHM6cuUnNqdUzfvrQgA8kt1%2FASXx2od%2FM%2Bc8nlJqrGz29lrJveJOSEMX0c%2Fts02WhsfMhkYa6XujUZLmvR1Eq08r48%2FEZ4l%2Bt5L4wt0DV8VaPbsEBF1EOFpz%2FYS2H6mSwcFaNJbnYqqJHIvm3PLJHkFmEoLXRVrQXdCT%2B3wgBfgU6heCV5CYBz%2FYkrdWES7tiiT8sVUDqXmVlTsbiRNiyLs2bmEWWFUl76jViIJog5fongEqN3jLIGTG%2FmXrJT1UyymIcobnIGrbwwRVz%2FmpFQo0vBYIi1k2ThVh0Dx88BbF9YiP84dd8Fkn5wbE6FxXYJ287qfRTgmhePecPc73YrztapdRcsKVGkOpaTIJP%2Fl%2BlAHRLZxk%2FdUtyN95G%2B%2BbOSQqnOCpVPabUGl2E%2FOEyFrpIpwgu2L%2FWJclvd6g%2BZA%2FiWkLSMcpnFb%2BuX6QBqvD6%2BRNxul1FaB5iHY%3D&amp;cert=MIIF3jCCA8agAwIBAgIQAf1tMPyjylGoG7xkDjUDLTANBgkqhkiG9w0BAQwFADCBiDELMAkGA1UEBhMCVVMxEzARBgNVBAgTCk5ldyBKZXJzZXkxFDASBgNVBAcTC0plcnNleSBDaXR5MR4wHAYDVQQKExVUaGUgVVNFUlRSVVNUIE5ldHdvcmsxLjAsBgNVBAMTJVVTRVJUcnVzdCBSU0EgQ2VydGlmaWNhdGlvbiBBdXRob3JpdHkwHhcNMTAwMjAxMDAwMDAwWhcNMzgwMTE4MjM1OTU5WjCBiDELMAkGA1UEBhMCVVMxEzARBgNVBAgTCk5ldyBKZXJzZXkxFDASBgNVBAcTC0plcnNleSBDaXR5MR4wHAYDVQQKExVUaGUgVVNFUlRSVVNUIE5ldHdvcmsxLjAsBgNVBAMTJVVTRVJUcnVzdCBSU0EgQ2VydGlmaWNhdGlvbiBBdXRob3JpdHkwggIiMA0GCSqGSIb3DQEBAQUAA4ICDwAwggIKAoICAQCAEmUXNg7D2wiz0KxXDXbtzSfTTK1Qg2HiqiBNCS1kCdzOiZ%2FMPans9s%2FB3PHTsdZ7NygRK0faOca8Ohm0X6a9fZ2jY0K2dvKpOyuR%2BOJv0OwWIJAJPuLodMkYtJHUYmTbf6MG8YgYapAiPLz%2BE%2FCHFHv25B%2BO1ORRxhFnRghRy4YUVD%2B8M%2F5%2BbJz%2FFp0YvVGONaanZshyZ9shZrHUm3gDwFA66Mzw3LyeTP6vBZY1H1dat%2F%2FO%2BT23LLb2VN3I5xI6Ta5MirdcmrS3ID3KfyI0rn47aGYBROcBTkZTmzNg95S%2BUzeQc0PzMsNT79uq%2FnROacdrjGCT3sTHDN%2FhMq7MkztReJVni%2B49Vv4M0GkPGw%2FzJSZrM233bkf6c0Plfg6lZrEpfDKEY1WJxA3Bk1QwGROs0303p%2BtdOmw1XNtB1xLaqUkL39iAigmTYo61Zs8liM2EuLE%2FpDkP2QKe6xJMlXzzawWpXhaDzLhn4ugTncxbgtNMs%2B1b%2F97lc6wjOy0AvzVVdAlJ2ElYGn%2BSNuZRkg7zJn0cTRe8yexDJtC%2FQV9AqURE9JnnV4eeUB9XVKg%2B%2FXRjL7FQZQnmWEIuQxpMtPAlR1n6BB6T1CZGSlCBst6%2BeLf8ZxXhyVeEHg9j1uliutZfVS7qXMYoCAQlObgOK6nyTJccBz8NUvXt7y%2BCDwIDAQABo0IwQDAdBgNVHQ4EFgQUU3m%2FWqorSs9UgOHYm8Cd8rIDZsswDgYDVR0PAQH%2FBAQDAgEGMA8GA1UdEwEB%2FwQFMAMBAf8wDQYJKoZIhvcNAQEMBQADggIBAFzUfA3P9wF9QZllDHPFUp%2FL%2BM%2BZBn8b2kMVn54CVVeWFPFSPCeHlCjtHzoBN6J2%2FFNQwISbxmtOuowhT6KOVWKR82kV2LyI48SqC%2F3vqOlLVSoGIG1VeCkZ7l8wXEskEVX%2FJJpuXior7gtNn3%2F3ATiUFJVDBwn7YKnuHKsSjKCaXqeYalltiz8I%2B8jRRa8YFWSQEg9zKC7F4iRO%2FFjs8PRF%2FiKz6y%2BO0tlFYQXBl2%2BodnKPi4w2r78NBc5xjeambx9spnFixdjQg3IM8WcRiQycE0xyNN%2B81XHfqnHd4blsjDwSXWXavVcStkNr%2F%2BXeTWYRUc%2BZruwXtuhxkYzeSf7dNXGiFSeUHM9h4ya7b6NnJSFd5t0dCy5oGzuCr%2ByDZ4XUmFF0sbmZgIn%2Ff3gZXHlKYC6SQK5MNyosycdiyA5d9zZbyuAlJQG03RoHnHcAP9Dc1ew91Pq7P8yF1m9%2FqS3fuQL39ZeatTXaw2ewh0qpKJ4jjv9cJ2vhsE%2FzB%2B4ALtRZh8tSQZXq9EfX7mRBVXyNWQKV3WKdwrnuWih0hKWbt5DHDAff9Yk2dDLWKMGwsAvgnEzDHNb842m1R0aBL6KCq9NjRHDEjf8tM7qtj3u1cIiuPhnPQCjY%2FMiQu12ZIvVS5ljFH4gxQ%2B6IHdfGjjxDah2nGN59PRbxYvnKkKj9#" text:style-name="Internet_20_link" text:visited-style-name="Visited_20_Internet_20_Link"><text:span text:style-name="T53">GEANT OV RSA CA 4</text:span></text:a></text:p>
            </text:list-item>
          </text:list>
        </text:list-item>
        <text:list-item>
          <text:p text:style-name="P70">Which is the subject of the certificate of the site www.polito.it (write down the entire Distinguished Name (C=..., )?</text:p>
          <text:list>
            <text:list-item>
              <text:p text:style-name="P67"><text:span text:style-name="T55">Subject</text:span><text:span text:style-name="T53">: C = </text:span><text:span text:style-name="T55">IT</text:span><text:span text:style-name="T53">, ST = </text:span><text:span text:style-name="T55">Torino</text:span><text:span text:style-name="T53">, L = </text:span><text:span text:style-name="T54">not specified</text:span><text:span text:style-name="T53">, O = </text:span><text:span text:style-name="T55">Politecnico di Torino</text:span><text:span text:style-name="T53">, CN = </text:span><text:span text:style-name="T55">www.polito.it</text:span></text:p>
            </text:list-item>
          </text:list>
        </text:list-item>
        <text:list-item>
          <text:p text:style-name="P67"><text:span text:style-name="T53">Which is the time validity for the certificate of </text:span><text:a xlink:type="simple" xlink:href="http://www.polito.it/" text:style-name="Internet_20_link" text:visited-style-name="Visited_20_Internet_20_Link">www.polito.it</text:a><text:span text:style-name="T53">?</text:span></text:p>
          <text:list>
            <text:list-item>
              <text:p text:style-name="P68"><text:span text:style-name="T56">Not Before </text:span>Tue, 07 Feb 2023 00:00:00 GMT <text:span text:style-name="T56">and Not After </text:span>Wed, 07 Feb 2024 23:59:59 GMT</text:p>
            </text:list-item>
          </text:list>
        </text:list-item>
        <text:list-item>
          <text:p text:style-name="P69">Indicate the issuer, the subject, and time validity of the Root CA certificate in the certificate chain of www.polito.it (that is the last certificate in the chain starting from the certificate for <text:a xlink:type="simple" xlink:href="http://www.polito.it/" text:style-name="Internet_20_link" text:visited-style-name="Visited_20_Internet_20_Link">www.polito.it</text:a>)</text:p>
          <text:list>
            <text:list-item>
              <text:p text:style-name="P59">Issuer: C = GB, ST = Greater Manchester, L = Salford, O = Comodo CA Limited, CN = AAA Certificate Services</text:p>
            </text:list-item>
            <text:list-item>
              <text:p text:style-name="P59">Subject: C = US, ST = New Jersey, L = Jersey City, O = The USERTRUST Network, CN = USERTrust RSA Certification Authority</text:p>
            </text:list-item>
            <text:list-item>
              <text:p text:style-name="P59">Validity: From Mar 12 00:00:00 2019 GMT to Dec 31 23:59:59 2028 GMT</text:p>
            </text:list-item>
          </text:list>
        </text:list-item>
      </text:list>
      <text:list xml:id="list3627181271" text:style-name="L9">
        <text:list-item>
          <text:p text:style-name="P71"><text:span text:style-name="T6">Where can be found the Certificate Revocation List (CRL) for the certificate </text:span><text:a xlink:type="simple" xlink:href="http://www.polito.it/" text:style-name="Internet_20_link" text:visited-style-name="Visited_20_Internet_20_Link"><text:span text:style-name="T6">www.polito.it</text:span></text:a><text:span text:style-name="T6">?</text:span></text:p>
          <text:list>
            <text:list-item>
              <text:p text:style-name="P60">In CRL endpoint we can download “GEANTOVRSACA4.crl” from this link:</text:p>
              <text:list>
                <text:list-item>
                  <text:p text:style-name="P72"><text:a xlink:type="simple" xlink:href="http://geant.crl.sectigo.com/GEANTOVRSACA4.crl" text:style-name="Internet_20_link" text:visited-style-name="Visited_20_Internet_20_Link"><text:span text:style-name="T10">http://geant.crl.sectigo.com/GEANTOVRSACA4.crl</text:span></text:a></text:p>
                </text:list-item>
              </text:list>
            </text:list-item>
            <text:list-item>
              <text:p text:style-name="P72"><text:span text:style-name="T13">V</text:span><text:span text:style-name="T10">iew the contents with this command: </text:span></text:p>
              <text:list>
                <text:list-item>
                  <text:p text:style-name="P60">openssl crl -inform DER -in GEANTOVRSACA4.crl -noout -text</text:p>
                </text:list-item>
              </text:list>
            </text:list-item>
          </text:list>
        </text:list-item>
        <text:list-item>
          <text:p text:style-name="P73"><text:span text:style-name="T10">Where it can be found the OCSP responder that may provide the status of the certificate for </text:span><text:a xlink:type="simple" xlink:href="http://www.polito.it/" text:style-name="Internet_20_link" text:visited-style-name="Visited_20_Internet_20_Link"><text:span text:style-name="T10">www.polito.it</text:span></text:a><text:span text:style-name="T10"> at current time?</text:span></text:p>
          <text:list>
            <text:list-item>
              <text:p text:style-name="P61"><text:a xlink:type="simple" xlink:href="http://geant.ocsp.sectigo.com/" text:style-name="Internet_20_link" text:visited-style-name="Visited_20_Internet_20_Link"><text:soft-page-break/>http://geant.ocsp.sectigo.com/</text:a></text:p>
            </text:list-item>
          </text:list>
        </text:list-item>
      </text:list>
      <text:h text:style-name="P11" text:outline-level="2">Key exchange with DH</text:h>
      <text:list text:style-name="L10">
        <text:list-item>
          <text:p text:style-name="P75"><text:span text:style-name="T14">No questions found.</text:span></text:p>
        </text:list-item>
      </text:list>
      <text:h text:style-name="P12" text:outline-level="2">Asymmetric challenge response authentication</text:h>
      <text:list text:continue-list="list3627181271" text:style-name="L9">
        <text:list-item>
          <text:p text:style-name="P62"><text:span text:style-name="T40">I</text:span>s the response to the challenge correct?</text:p>
          <text:list>
            <text:list-item>
              <text:p text:style-name="P64">Yes</text:p>
            </text:list-item>
          </text:list>
        </text:list-item>
        <text:list-item>
          <text:p text:style-name="P62">Is this method subject to replay attack (explain why)?</text:p>
          <text:list>
            <text:list-item>
              <text:p text:style-name="P64">No, because <text:span text:style-name="T57">the challenge is a nonce and a random number so it will be different during every authentication. F</text:span>or each challenge it is accept only one response.</text:p>
            </text:list-item>
          </text:list>
        </text:list-item>
        <text:list-item>
          <text:p text:style-name="P62"><text:span text:style-name="T40">I</text:span>s this method subject to a sniffing attack (explain why)?</text:p>
          <text:list>
            <text:list-item>
              <text:p text:style-name="P62"><text:span text:style-name="T40">No, because </text:span><text:span text:style-name="T58">even if the challenge will be sent in clear, it’s a nonce so the next time it will be another different value.</text:span></text:p>
            </text:list-item>
          </text:list>
        </text:list-item>
        <text:list-item>
          <text:p text:style-name="P62">What if Bob is an attacker? What kind of attack could he do with the challenge and the response received from Alice (hint: we assume that Alice has not authenticated Bob)?</text:p>
          <text:list>
            <text:list-item>
              <text:p text:style-name="P74"><text:span text:style-name="T6">Bob, acting as an attacker, might position himself as a man-in-the-middle between Alice and the legitimate verifier. In this scenario, Bob could intercept the challenge resolved by Alice, forward it to the legitimate verifier, and potentially impersonate Alice in communication with the verifier. This could enable Bob to manipulate the data or even impersonate the legitimate verifier when communicating with Alice.</text:span></text:p>
            </text:list-item>
          </text:list>
          <text:p text:style-name="P63"/>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1">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1.455cm" fo:margin-right="1.44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7T09:38:01.856074745</meta:creation-date>
    <meta:generator>LibreOffice/7.6.4.1$Linux_X86_64 LibreOffice_project/60$Build-1</meta:generator>
    <dc:date>2024-01-13T10:40:56.704398387</dc:date>
    <meta:editing-duration>PT14H28M53S</meta:editing-duration>
    <meta:editing-cycles>197</meta:editing-cycles>
    <meta:print-date>2024-01-13T10:24:58.627024928</meta:print-date>
    <meta:printed-by>File PDF</meta:printed-by>
    <meta:document-statistic meta:table-count="0" meta:image-count="0" meta:object-count="1" meta:page-count="6" meta:paragraph-count="118" meta:word-count="2165" meta:character-count="12599" meta:non-whitespace-character-count="10630"/>
  </office:meta>
</office:document-meta>
</file>

<file path=Object 1/content.xml><?xml version="1.0" encoding="utf-8"?>
<math xmlns="http://www.w3.org/1998/Math/MathML" display="block">
  <semantics>
    <msup>
      <mi>g</mi>
      <mi>z</mi>
    </msup>
    <annotation encoding="StarMath 5.0">g^{z} </annotation>
  </semantics>
</math>
</file>